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3.156cm" svg:height="2.954cm" svg:x="3.007cm" svg:y="13.2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28T15:33:09</meta:creation-date>
    <dc:date>2013-05-28T15:33:48</dc:date>
    <dc:creator>Lauren Scott</dc:creator>
    <meta:editing-duration>PT39S</meta:editing-duration>
    <meta:editing-cycles>1</meta:editing-cycles>
    <meta:document-statistic meta:object-count="1"/>
    <meta:generator>OpenOffice.org/3.3$Unix OpenOffice.org_project/330m20$Build-9567</meta:generator>
  </office:meta>
</office:document-meta>
</file>